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2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2" fo:font-size="14pt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2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2" fo:font-size="14pt" style:font-size-asian="14pt" style:font-size-complex="14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imes New Roman2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2" fo:font-size="14pt" officeooo:rsid="002079ce" officeooo:paragraph-rsid="002079ce" style:font-size-asian="14pt" style:font-size-complex="14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2" fo:font-size="14pt" officeooo:paragraph-rsid="00316e5b" style:font-size-asian="14pt" style:font-size-complex="14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Times New Roman2" fo:font-size="14pt" officeooo:paragraph-rsid="00316e5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2" fo:font-size="14pt" officeooo:paragraph-rsid="002079ce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2" fo:font-size="14pt" officeooo:paragraph-rsid="00365a76" style:font-size-asian="14pt" style:font-size-complex="14pt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Times New Roman2" fo:font-size="14pt" officeooo:rsid="001ed4c9" officeooo:paragraph-rsid="00365a76" style:font-size-asian="14pt" style:font-size-complex="14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imes New Roman2" fo:font-size="14pt" officeooo:rsid="002079ce" officeooo:paragraph-rsid="00365a76" style:font-size-asian="14pt" style:font-size-complex="14pt"/>
    </style:style>
    <style:style style:name="P15" style:family="paragraph" style:parent-style-name="normal">
      <style:paragraph-properties fo:margin-top="0cm" fo:margin-bottom="0cm" style:contextual-spacing="false" fo:line-height="100%" fo:text-align="justify" style:justify-single-word="false" fo:text-indent="0cm" style:auto-text-indent="false"/>
      <style:text-properties style:font-name="Times New Roman2" fo:font-size="14pt" officeooo:paragraph-rsid="003818ca" style:font-size-asian="14pt" style:font-size-complex="14pt"/>
    </style:style>
    <style:style style:name="P16" style:family="paragraph" style:parent-style-name="normal">
      <style:paragraph-properties fo:margin-top="0cm" fo:margin-bottom="0cm" style:contextual-spacing="false" fo:line-height="100%" fo:text-align="justify" style:justify-single-word="false" fo:text-indent="0cm" style:auto-text-indent="false"/>
      <style:text-properties style:font-name="Times New Roman2" fo:font-size="14pt" officeooo:rsid="002c3c81" officeooo:paragraph-rsid="003818ca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2" fo:font-size="14pt" officeooo:paragraph-rsid="003818ca" style:font-size-asian="14pt" style:font-size-complex="14pt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Times New Roman2" fo:font-size="14pt" fo:font-weight="normal" officeooo:paragraph-rsid="003818c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2" fo:font-size="14pt" fo:font-weight="bold" officeooo:paragraph-rsid="002079ce" style:font-size-asian="14pt" style:font-weight-asian="bold" style:font-size-complex="14pt" style:font-weight-complex="bold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2" fo:font-size="14pt" officeooo:paragraph-rsid="0039e793" style:font-size-asian="14pt" style:font-size-complex="14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 style:shadow="none" style:join-border="false"/>
      <style:text-properties style:font-name="Times New Roman2" fo:font-size="14pt" officeooo:paragraph-rsid="0039e793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2" fo:font-size="14pt" fo:font-weight="normal" officeooo:paragraph-rsid="003b69d8" style:font-size-asian="14pt" style:font-weight-asian="normal" style:font-size-complex="14pt" style:font-weight-complex="normal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2" fo:font-size="14pt" officeooo:paragraph-rsid="002c3c81" style:font-size-asian="14pt" style:font-size-complex="14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Times New Roman2" fo:font-size="14pt" officeooo:paragraph-rsid="002c3c81" style:font-size-asian="14pt" style:font-size-complex="14pt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Times New Roman2" fo:font-size="14pt" fo:font-weight="normal" officeooo:paragraph-rsid="002ed706" style:font-size-asian="14pt" style:font-weight-asian="normal" style:font-size-complex="14pt" style:font-weight-complex="normal"/>
    </style:style>
    <style:style style:name="P26" style:family="paragraph" style:parent-style-name="Standard" style:list-style-name="L5">
      <style:paragraph-properties fo:line-height="100%" fo:text-align="justify" style:justify-single-word="false"/>
      <style:text-properties style:font-name="Times New Roman2" fo:font-size="14pt" fo:font-weight="normal" officeooo:paragraph-rsid="002ed706" style:font-size-asian="14pt" style:font-weight-asian="normal" style:font-size-complex="14pt" style:font-weight-complex="normal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2" fo:font-size="14pt" officeooo:paragraph-rsid="00309f17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2" fo:font-size="14pt" fo:font-weight="normal" officeooo:paragraph-rsid="002079c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2" fo:font-size="14pt" fo:font-weight="bold" officeooo:paragraph-rsid="002079ce" style:font-size-asian="14pt" style:font-weight-asian="bold" style:font-size-complex="14pt" style:font-weight-complex="bold"/>
    </style:style>
    <style:style style:name="P30" style:family="paragraph" style:parent-style-name="Standard" style:list-style-name="L6">
      <style:paragraph-properties fo:text-align="justify" style:justify-single-word="false"/>
      <style:text-properties style:font-name="Times New Roman2" fo:font-size="14pt" fo:font-weight="normal" officeooo:paragraph-rsid="002079ce" style:font-size-asian="14pt" style:font-weight-asian="normal" style:font-size-complex="14pt" style:font-weight-complex="normal"/>
    </style:style>
    <style:style style:name="P31" style:family="paragraph" style:parent-style-name="Standard" style:list-style-name="L7">
      <style:paragraph-properties fo:text-align="justify" style:justify-single-word="false"/>
      <style:text-properties style:font-name="Times New Roman2" fo:font-size="14pt" fo:font-weight="normal" officeooo:paragraph-rsid="002079ce" style:font-size-asian="14pt" style:font-weight-asian="normal" style:font-size-complex="14pt" style:font-weight-complex="normal"/>
    </style:style>
    <style:style style:name="P32" style:family="paragraph" style:parent-style-name="Standard" style:list-style-name="L8">
      <style:paragraph-properties fo:text-align="justify" style:justify-single-word="false"/>
      <style:text-properties style:font-name="Times New Roman2" fo:font-size="14pt" fo:font-weight="normal" officeooo:paragraph-rsid="002079ce" style:font-size-asian="14pt" style:font-weight-asian="normal" style:font-size-complex="14pt" style:font-weight-complex="normal"/>
    </style:style>
    <style:style style:name="P33" style:family="paragraph" style:parent-style-name="Standard" style:list-style-name="L9">
      <style:paragraph-properties fo:text-align="justify" style:justify-single-word="false"/>
      <style:text-properties style:font-name="Times New Roman2" fo:font-size="14pt" fo:font-weight="normal" officeooo:paragraph-rsid="002079ce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2" fo:font-size="14pt" fo:font-weight="normal" officeooo:paragraph-rsid="0041844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2" fo:font-size="14pt" fo:font-weight="normal" officeooo:rsid="002a7e2b" officeooo:paragraph-rsid="002a7e2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2" fo:font-size="14pt" fo:font-weight="bold" officeooo:rsid="002a7e2b" officeooo:paragraph-rsid="002a7e2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2" fo:font-size="14pt" fo:font-weight="normal" officeooo:paragraph-rsid="00434ad4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Times New Roman" fo:font-size="11pt" officeooo:paragraph-rsid="002079ce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9987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transparent" loext:char-shading-value="0" style:font-name-asian="Times New Roman3" style:font-style-asian="normal" style:font-weight-asian="bold" style:font-name-complex="Times New Roman3"/>
    </style:style>
    <style:style style:name="T5" style:family="text">
      <style:text-properties fo:font-weight="bold" style:font-weight-asian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loext:char-shading-value="0" style:font-name-asian="Times New Roman3" style:font-size-asian="14pt" style:font-style-asian="normal" style:font-weight-asian="normal" style:font-name-complex="Times New Roman3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Times New Roman3" style:font-style-asian="normal" style:font-weight-asian="normal" style:font-name-complex="Times New Roman3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tyle="normal" style:text-underline-style="none" fo:background-color="transparent" loext:char-shading-value="0" style:font-name-asian="Times New Roman3" style:font-style-asian="normal" style:font-name-complex="Times New Roman3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transparent" loext:char-shading-value="0" style:font-name-asian="Times New Roman3" style:font-style-asian="normal" style:font-name-complex="Times New Roman3"/>
    </style:style>
    <style:style style:name="T13" style:family="text">
      <style:text-properties style:font-name="Times New Roman" fo:font-size="11pt" fo:background-color="#ffffff" loext:char-shading-value="0"/>
    </style:style>
    <style:style style:name="T14" style:family="text">
      <style:text-properties style:font-name="Times New Roman" fo:font-size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89cm" fo:text-indent="-0.635cm" fo:margin-left="1.88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24cm" fo:text-indent="-0.635cm" fo:margin-left="2.52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59cm" fo:text-indent="-0.635cm" fo:margin-left="3.15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94cm" fo:text-indent="-0.635cm" fo:margin-left="3.7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29cm" fo:text-indent="-0.635cm" fo:margin-left="4.4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64cm" fo:text-indent="-0.635cm" fo:margin-left="5.06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99cm" fo:text-indent="-0.635cm" fo:margin-left="5.69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34cm" fo:text-indent="-0.635cm" fo:margin-left="6.33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69cm" fo:text-indent="-0.635cm" fo:margin-left="6.9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04cm" fo:text-indent="-0.635cm" fo:margin-left="7.604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Шаблий Алексей Денисович</text:p>
      <text:p text:style-name="P2"/>
      <text:p text:style-name="P2"/>
      <text:p text:style-name="P2"/>
      <text:p text:style-name="P2"/>
      <text:p text:style-name="P2">Исследование и разработка методов построения инструментальных </text:p>
      <text:p text:style-name="P2">средств конфигурирования в плагинных системах</text:p>
      <text:p text:style-name="P2"/>
      <text:p text:style-name="P2"/>
      <text:p text:style-name="P2">Специальность 2.3.5 - Математическое и программное обеспечение вычислительных систем, комплексов и компьютерных сетей</text:p>
      <text:p text:style-name="P2"/>
      <text:p text:style-name="P2"/>
      <text:p text:style-name="P2"/>
      <text:p text:style-name="P2"/>
      <text:p text:style-name="P2">РЕФЕРАТ</text:p>
      <text:p text:style-name="P2">диссертации на соискание ученой степени кандидата физико-математических наук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 — 2024</text:p>
      <text:p text:style-name="P3"><text:soft-page-break/>Работа выполнена в Московском авиационном институте (национальном исследовательском университете) на кафедре вычислительной математики и программирования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Научный руководитель:</text:p>
          </table:table-cell>
          <table:table-cell table:style-name="Table1.B1" office:value-type="string">
            <text:p text:style-name="P4"><text:span text:style-name="T1">Судаков Владимир Анатольевич</text:span>, доктор технических наук, доцент, профессор кафедры вычислительной математики и программирования</text:p>
          </table:table-cell>
        </table:table-row>
        <table:table-row>
          <table:table-cell table:style-name="Table1.A2" office:value-type="string">
            <text:p text:style-name="P4">Ведущая организация:</text:p>
          </table:table-cell>
          <table:table-cell table:style-name="Table1.B2" office:value-type="string">
            <text:p text:style-name="P4">ПАО «ОАК» «ОКБ Сухого»</text:p>
          </table:table-cell>
        </table:table-row>
      </table:table>
      <text:p text:style-name="P3"/>
      <text:p text:style-name="P3"/>
      <text:p text:style-name="P5">Актуальность темы исследования.</text:p>
      <text:p text:style-name="P3">В настоящее время информационные технологии активно развиваются. Их развитие сопровождается неминуемым усложнением как самих информационных решений, так и технологий, применяемых для создания конечного продукта. Примером таких технологий являются инструментальные средства конфигурирования. С их помощью специалисты могут настраивать поведение информационных систем в допустимой конфигурации:</text:p>
      <text:p text:style-name="P3"/>
      <text:list text:style-name="L1">
        <text:list-item>
          <text:p text:style-name="P6">для операционных систем - настройка системных ресурсов, энергозависимой и энергонезависимосй памяти, расписание работы компонентов системы;</text:p>
        </text:list-item>
        <text:list-item>
          <text:p text:style-name="P6">для прикладных программ - их поведение, правила журналирования своей работы, поддержка различных протоколов взаимодействия;</text:p>
        </text:list-item>
        <text:list-item>
          <text:p text:style-name="P6">для баз данных - управление доступом, шардирование и реплекация;</text:p>
        </text:list-item>
        <text:list-item>
          <text:p text:style-name="P6">и т.д.</text:p>
        </text:list-item>
      </text:list>
      <text:p text:style-name="P3"/>
      <text:p text:style-name="P3">В рамках одной предметной области объем решаемых задач разными специалистами может существенно отличаться. В следствие этого отличается и состав полезного функционала, используемого в инструментальном средстве конфигурирования.</text:p>
      <text:p text:style-name="P3"/>
      <text:p text:style-name="P3">Удовлетворение спроса на инструментальные программные средства с разным объемом функционала может быть реализовано поставкой решения в различных комплектациях.</text:p>
      <text:p text:style-name="P3"/>
      <text:p text:style-name="P3">Это может быть достигнуто применением технологии плагинных систем. В них результирующий объем функционала зависит от состава установленных расширений системы - плагинов.</text:p>
      <text:p text:style-name="P3"/>
      <text:p text:style-name="P3">Применение плагинов для решения задачи поставки функционала в различных комплектациях не лишено недостатков. Одним из недостатков является необходимость поставки бесполезного для заказчика функционала в следствие технической необходимости разрешения функциональных зависимостей.</text:p>
      <text:p text:style-name="P3"/>
      <text:p text:style-name="P3">Анализ показал, что на сегодняшний день применяются следующие методы построения решения в плагинной системе:</text:p>
      <text:p text:style-name="P3"/>
      <text:list text:style-name="L2">
        <text:list-item>
          <text:p text:style-name="P7">разместить весь функционал в одном плагине - очевидно не обеспечивает возможность поставки функционала в различных комплектациях</text:p>
        </text:list-item>
        <text:list-item>
          <text:p text:style-name="P7">разместить каждую единицу функционала в своем плагине - при достаточно большом числе плагинов становится невожным управление ими</text:p>
        </text:list-item>
        <text:list-item>
          <text:p text:style-name="P7">разместить функционал по плагинам по некоторому критерию - существуют разные критерии и методы распределения функционала в <text:soft-page-break/>соответствии с ними, в рамках диссертационного исследования сформулирован и описан один из них.</text:p>
        </text:list-item>
      </text:list>
      <text:p text:style-name="P3"/>
      <text:p text:style-name="P3"/>
      <text:p text:style-name="P3">В рамках диссертационного исследования рассматривается задача поиска оптимальной декомпозиции функционала по плагинам. Критерием оптимальности распределения является минимизация стоимости постпродажного обслуживания <text:span text:style-name="T2">(ППО)</text:span>. В рассматриваемой задаче стоимость ППО поставки, которая формируется в соответствии с заявленной комплектацией, зависит от состава вошедших в поставку требований. Стоимость ППО поставки рассчитывается как сумма стоимостей ППО каждого из реализованных в поставке требований. При этом стоимость ППО каждого отдельного требования зависит как от себестоимости его сопровождения так и от того, какие требования дополнительно были включены в поставку: включение их может как повышать, так и понижать стоимость.</text:p>
      <text:p text:style-name="P8"/>
      <text:p text:style-name="P9" loext:marker-style-name="T3"><text:span text:style-name="T4">Степень разработанности </text:span><text:span text:style-name="T5">темы исследования</text:span><text:span text:style-name="T4">.</text:span></text:p>
      <text:p text:style-name="P10" loext:marker-style-name="T6">В настоящее время существующие программные решения, выполненные в виде плагинных систем, в том числе инструментальные средства конфигурирования, могут быть поставлены в различных комплектациях с целью обеспечения конечного потребителя востребованным функционалом. Однако существующие решения разрабатываются с целью поставки в заранее сформулированных комплектациях и не учитываются разбиение уже существующих готовых решений. Кроме того они не устойчивы или слабо устойчивы к изменению состава этих заявленных комплектаций.</text:p>
      <text:p text:style-name="P8"/>
      <text:p text:style-name="P11"><text:span text:style-name="T1">Объект исследования. </text:span><text:span text:style-name="T7">Инструментальные средства конфигурирования, осуществляющие работу в плагинной системе.</text:span></text:p>
      <text:p text:style-name="P11"><text:span text:style-name="T7"/></text:p>
      <text:p text:style-name="P11"><text:span text:style-name="T1">Предмет исследования.</text:span><text:span text:style-name="T7"> Оптимальная декомпозиции функционала инструментального средства конфигурирования в плагинной системе по критерию минимизации бесполезного функционала в формируемой поставке заданной комплектации.</text:span></text:p>
      <text:p text:style-name="P11"><text:span text:style-name="T7"/></text:p>
      <text:p text:style-name="P12"><text:span text:style-name="T1">Целью</text:span> исследования является повышение эффективности поставляемых программных решений инструментальных средств конфигурирования в плагинных системах.</text:p>
      <text:p text:style-name="P12">Для достижения поставленной цели были сформулированы и решены следующие основные <text:span text:style-name="T1">задачи</text:span>:</text:p>
      <text:p text:style-name="P12"/>
      <text:list text:style-name="L3">
        <text:list-item>
          <text:p text:style-name="P13">анализ предметной области плагинных систем для выявления значимых сущностей и описание их ограничений;</text:p>
        </text:list-item>
        <text:list-item>
          <text:p text:style-name="P13">разработка методики построения математической модели, включающей целевую функцию и действующие ограничения на значения ее параметров;</text:p>
        </text:list-item>
        <text:list-item>
          <text:p text:style-name="P13"><text:soft-page-break/>решение задачи оптимизации в том числе и методами машинного обучения с последующим сравнением результатов решений;</text:p>
        </text:list-item>
        <text:list-item>
          <text:p text:style-name="P14"><text:span text:style-name="T7">вывод о целесообразности применения того или иного метода в вопросе решения конкретной практической задачи.</text:span></text:p>
        </text:list-item>
      </text:list>
      <text:p text:style-name="P11"><text:span text:style-name="T7"/></text:p>
      <text:p text:style-name="P15" loext:marker-style-name="T3"><text:span text:style-name="T5">Границы (рамки) исследования.</text:span></text:p>
      <text:p text:style-name="P16" loext:marker-style-name="T8"><text:span text:style-name="T7">Исследование ограничено функциональными возможностями имеющихся плагинных систем. А так же основывается на экспериментах, вополненных не на всех существующих плагинных системах, а на самых распространенных и актуальных на сегодняшний день решениях. Кроме того, в рамках диссертационного исследования используются существующие на сегодняшний день программные решатели оптимизационных задач с имеющимися у них достоинствами и недостатками.</text:span></text:p>
      <text:p text:style-name="P11"/>
      <text:p text:style-name="P17">На сегодняшний день в диссертационном исследовании <text:span text:style-name="T1">научная новизна </text:span><text:span text:style-name="T7">заключается в следующем:</text:span></text:p>
      <text:p text:style-name="P17"><text:span text:style-name="T7"/></text:p>
      <text:list text:style-name="L4">
        <text:list-item>
          <text:p text:style-name="P18">Разработан метод приведения выражений к линейному виду в математической модели распределения функционала в плагинной системе</text:p>
        </text:list-item>
        <text:list-item>
          <text:p text:style-name="P18">Сформулирована методика оценки стоимости ППО сформированной поставки в соответствии с заданной комплектацией</text:p>
        </text:list-item>
        <text:list-item>
          <text:p text:style-name="P18">Реализован комплекс программных решений применяемый как для проведения экспериментальных рассчетов гипотетических моделей так и реальных, построенных на основе открытых данных</text:p>
        </text:list-item>
      </text:list>
      <text:p text:style-name="P11"/>
      <text:p text:style-name="P19">Теоретическая значимость работы</text:p>
      <text:p text:style-name="P20" loext:marker-style-name="T8">Теоретическая значимость работы заключается в математической формализации задачи, в рамках которой осуществляется сведение к задаче на графе, описание ограничений на числовые значения значения элементов модели. Кроме того описан метод, позволяющий свести сформулированную задачу к линейному виду с целью увеличения числа решателей, которыми задача может быть решена.</text:p>
      <text:p text:style-name="P21" loext:marker-style-name="T8"/>
      <text:p text:style-name="P22"><text:span text:style-name="T1">Практическая значимость</text:span> работы работы заключается в реализации предложенного метода формирования математической модели с вычисления стоимости ППО поставки, сформированной в соответствии с заданной комплектацией.</text:p>
      <text:p text:style-name="P11"/>
      <text:p text:style-name="P11"><text:span text:style-name="T1">Методология и методы исследования.</text:span><text:span text:style-name="T7"> Эксперименты с применением различных алгоритмов решения задачи оптимальной декомпозиции на графовых математических моделях. Сравнительный анализ результатов применения алгоритмов по критерию минимально необходимого объема компонентов плагинной системы выраженного в количественном отношении.</text:span></text:p>
      <text:p text:style-name="P11"><text:span text:style-name="T7"/></text:p>
      <text:p text:style-name="P23" loext:marker-style-name="T8"><text:span text:style-name="T4">Эмпирическ</text:span><text:span text:style-name="T5">ая</text:span><text:span text:style-name="T4"> баз</text:span><text:span text:style-name="T5">а исследования.</text:span></text:p>
      <text:p text:style-name="P24" loext:marker-style-name="T9"><text:soft-page-break/><text:span text:style-name="T7">Эмпирической базой </text:span><text:span text:style-name="T10">исследования я</text:span><text:span text:style-name="T7">вляются данные об объемах программных решений инструментальных средств конфигурирования: количество реализуемых ими требований, объем кодовой базы и количество плагинов, использованных в этих средствах.</text:span></text:p>
      <text:p text:style-name="P11"><text:span text:style-name="T7"/></text:p>
      <text:p text:style-name="P25"><text:span text:style-name="T1">Основные положения, выносимые на защиту:</text:span></text:p>
      <text:list text:style-name="L5">
        <text:list-item>
          <text:p text:style-name="P26">Сформулированные механизмы построения целевой функции и ограничений математической оптимизационной модели и формализация задачи<text:span text:style-name="T11">.</text:span></text:p>
        </text:list-item>
        <text:list-item>
          <text:p text:style-name="P26">Результаты экспериментов по оптимальности применения того или иного механизма поиска оптимальной декомпозиции, а так же данные о достоверности результатов применяемого решения.</text:p>
        </text:list-item>
      </text:list>
      <text:p text:style-name="P25"/>
      <text:p text:style-name="P27" loext:marker-style-name="T9"><text:span text:style-name="T5">Степень достоверности и а</text:span><text:span text:style-name="T4">пробация результатов. <text:s/></text:span><text:span text:style-name="T12">Основные положения диссертации </text:span>обсуждались<text:span text:style-name="T12"> в</text:span> научных конференций и отражены в статьях<text:span text:style-name="T12"> в </text:span>рецензируемых журналах, включенных в список ВАК.<text:span text:style-name="T12"> Основные результаты диссертационного исследования также <text:s/>апробированы в ходе практической деятельности автора и внедрены на</text:span> авиационном предприятии<text:span text:style-name="T12">.</text:span></text:p>
      <text:p text:style-name="P28"/>
      <text:p text:style-name="P29">Содержание работы.</text:p>
      <text:p text:style-name="P28"><text:span text:style-name="T1">Во введении</text:span> показана актуальность темы исследования, сформулированы его цели и задачи, новизна, а также достоверность и обоснованность результатов. Кратко охарактеризованы методы исследования. Представлены теоретическая и практическая значимость работы.</text:p>
      <text:p text:style-name="P28"><text:span text:style-name="T1">В первой главе</text:span> приведён обзор методов искусственного интеллекта, используемых в разных областях тестирования и, в частности, в авиационной отрасли.</text:p>
      <text:p text:style-name="P28">В настоящее время искусственный интеллект активно используется в автоматизированном тестировании, чтобы оптимизировать. ускорить, повысить эффективность процесса тестирования и снизить количество ошибок при тестировании.</text:p>
      <text:p text:style-name="P28">Можно выделить следующие способы применения искусственного интеллекта в процессе тестирования:</text:p>
      <text:list text:style-name="L6">
        <text:list-item>
          <text:p text:style-name="P30">Создание тестовых данных для проверки корректности работы кода. Как пример можно привести компанию <text:tab/>Gretel Labs Inc [1], одним из продуктов является предоставление тестовых данных. Также типичным является генерация изображения для тестовых целей с помощью таких сервисов, как, например Midjourney [2];</text:p>
        </text:list-item>
        <text:list-item>
          <text:p text:style-name="P30">Генерация <text:tab/>тестовых сценариев на основе данных о сигнатурах API (проверка граничных сценариев) включая использование случайных значений, комбинаций значений, анализа граничных случаев и т. д. [3]</text:p>
        </text:list-item>
        <text:list-item>
          <text:p text:style-name="P30">Автоматическое <text:tab/>обнаружение и исправление ошибок в тестах;</text:p>
        </text:list-item>
        <text:list-item>
          <text:p text:style-name="P30">Определение зависимостей между кодом и тестами для оптимизации процесса тестирования ([4, 5]);</text:p>
        </text:list-item>
        <text:list-item>
          <text:p text:style-name="P30">Автоматическое <text:tab/>создание отчетов о результатах тестирования;</text:p>
        </text:list-item>
        <text:list-item>
          <text:p text:style-name="P30"><text:soft-page-break/>Автоматическое <text:tab/>обновление тестовых сценариев при изменении кода [3];</text:p>
        </text:list-item>
        <text:list-item>
          <text:p text:style-name="P30">Определение потенциальных уязвимостей в коде. Это средства на стыке разработки и тестирования. Например, Suggested Reviewers от GitLab [6], который анализирует код, находит в нём потенциальные уязвимости и предлагает способы исправления.</text:p>
        </text:list-item>
      </text:list>
      <text:p text:style-name="P28">Искусственный интеллект используется в модульном тестировании для генерации различных тестовых данных, что может быть особенно полезно в случае сложных алгоритмов, где генерация тестовых данных может быть трудоемкой задачей. Также может использоваться автоматическое создание тестовых сценариев на основе имеющегося кода [3].</text:p>
      <text:p text:style-name="P28"><text:tab/>Одним из способов использования ИИ в интеграционном тестировании является создание тестовых сценариев на основе анализа данных о взаимодействии компонентов системы. ИИ может анализировать данные, собираемые в процессе работы системы и создавать тестовые сценарии, которые наиболее точно отражают реальное взаимодействие компонентов и позволяют проверить взаимодействия между компонентами системы.</text:p>
      <text:p text:style-name="P28"><text:tab/>Искусственный интеллект может быть использован для создания тестовых сценариев, которые могут помочь в тестировании функциональности системы в целом, которые наиболее точно отражают поведение реальных пользователей.</text:p>
      <text:p text:style-name="P28">Как и в модульном и интеграционном тестировании ИИ может использоваться для создания разнообразных тестовых данных, которые проверяют различные аспекты функциональности приложения. Один из ярких примеров - генерация изображений.</text:p>
      <text:p text:style-name="P28">Также в рамках системного тестирования ИИ может использоваться:</text:p>
      <text:list text:style-name="L7">
        <text:list-item>
          <text:p text:style-name="P31">тестировании безопасности. В частности, при проверке голосового интерфейса ИИ может использоваться для проверки наличия уязвимостей, которые могут привести несанкционированному доступу;</text:p>
        </text:list-item>
        <text:list-item>
          <text:p text:style-name="P31">в тестировании производительности. Это актуально для программного обеспечения, которое <text:tab/>оперирует большим объемом данных. В этом случае ИИ помогает найти узкие места в системе для последующей оптимизации производительности программного обеспечения и системы в целом.</text:p>
        </text:list-item>
        <text:list-item>
          <text:p text:style-name="P31">Искусственный интеллект находит применение в авиации в части поддержки разработки автопилотов [7], управления трафиком, анализа тестовых данных или данных, собранных во время полётов, а также для разработки симуляторов для обучения пилотов.</text:p>
        </text:list-item>
      </text:list>
      <text:p text:style-name="P28"><text:tab/>Использование ИИ для критических важных приложении также активно обсуждается в авиационной отрасли [8, 9, 10], но пока не нашло отражения в отраслевых стандартах [11, 12]. В данный момент не решена проблема доказуемости результатов работы ИИ, что принципиально важно для критически важных для безопасности приложений. Одно из корневых свойств ИИ — обучение и адаптация системы для достижения оптимума, что приводит к тому, что ответы ИИ на один и тот же набор воздействий в заданном аппаратно-программном окружении может отличаться. Для критически важных <text:soft-page-break/>авиационных систем ожидается предсказуемое поведение — что на один и тот же набор воздействий в заданном аппаратно-программном окружении будет один и тот же ответ.</text:p>
      <text:p text:style-name="P28">Один из возможных подходов может быть задание некоторого уровня допустимой ошибки и определение каких-либо отказоустойчивых опций на случай непредвиденного поведения ИИ[12].</text:p>
      <text:p text:style-name="P28">Перспективным направлением применения ИИ в разработке и тестировании авиационного программного обеспечения, в том числе критического, является поиск аномалий в паттернах потоков данных[7], в том числе на уровне интеграционного и системного тестирования[13].</text:p>
      <text:p text:style-name="P28">В частности в [13] технология ИИ используется на тренажёрном стенде для быстрого обнаружения изменений в поведении авионики при выпуске новых версий авиационного ПО. Тренажёрный стенд в различных условиях собирает все данные с внутренних шин и использует их в качестве эталона для идентификации отклонений от ожидаемого поведения. Стенд позволяет вручную проводить проверки, которые также стенд может проводить автоматизированно.</text:p>
      <text:p text:style-name="P28">Как уже говорилось прежде, такого рода тестирование не может пойти в зачёт официальных испытаний, но позволяет достичь более высокой степени уверенности в работоспособности проверяемой системы. Особенно это актуально потому, что постоянно возрастающая сложность авиационного ПО увеличивает вероятность неполноты тестового покрытия, принимаемого в зачёт в рамках испытаний. Это может касаться тестов по всей пирамиде тестирования, но чем сложнее и выше по пирамиде тесты, тем более сложный анализ требуется для понимания уровня покрытия и тем выше влияние человеческого фактора в качестве тестов.</text:p>
      <text:p text:style-name="P28"><text:span text:style-name="T1">Во второй главе</text:span> рассматривается разработка методика отслеживания аномалий и сбора данных для эталонного поведения на испытательных стендах разного уровня интеграции. Методика предлагает собирать данные о поведении данные с шин данных добавлением сбора данных на предыдущих уровнях тестирования.</text:p>
      <text:p text:style-name="P28">Также предлагается дополнительно тестировать программное обеспечение на аномалии как серого ящика. Для этого можно использовать средства отладки и мониторинга, используемые при разработке бортового ПО. Таким образом уточняются и увеличивается количество эталонных данных о поведении испытываемого программного обеспечения, и во время испытаний в дополнение к отслеживанию стендовых шин производится проверка <text:s/>на аномалии его внутренних потоков данных.</text:p>
      <text:p text:style-name="P28"><text:span text:style-name="T1">В третьей главе</text:span> рассматривается разработанное программное обеспечение реализующее предложенную методику. Программное обеспечение взаимодействует с комплексом БРЭО посредством стендового окружения и состоит из следующих подсистем:</text:p>
      <text:list text:style-name="L8">
        <text:list-item>
          <text:p text:style-name="P32">подсистема сбора данных;</text:p>
        </text:list-item>
        <text:list-item>
          <text:p text:style-name="P32">подсистема внутреннего мониторинга;</text:p>
        </text:list-item>
        <text:list-item>
          <text:p text:style-name="P32">подсистема анализа тестовых данных.</text:p>
        </text:list-item>
      </text:list>
      <text:p text:style-name="P28"><text:soft-page-break/>Работа ПО производится по следующему сценарию:</text:p>
      <text:list text:style-name="L9">
        <text:list-item>
          <text:p text:style-name="P33">подсистема сбора данных записывает входные и выходные параметры, подающиеся на тестируемую систему;</text:p>
        </text:list-item>
        <text:list-item>
          <text:p text:style-name="P33">подсистема внутреннего мониторинга записывает <text:tab/>внутренние параметры тестируемого ПО;</text:p>
        </text:list-item>
        <text:list-item>
          <text:p text:style-name="P33">подсистема анализа тестовых данных проводит анализ на наличие аномалий в выходных параметрах, а также в параметрах, наблюдаемых подсистемой внутреннего мониторинга, и записывает информацию (значения параметров, время и др.) о наблюдаемых аномалиях в специальный журнал.</text:p>
        </text:list-item>
      </text:list>
      <text:p text:style-name="P28">Функциональная схема представлена на рисунке 1.</text:p>
      <text:p text:style-name="P28"/>
      <text:p text:style-name="P28">Рисунок 1 - Функциональная схема разработанного программного обеспечения</text:p>
      <text:p text:style-name="P28">Стрелками с пунктирными линиями обозначаются потоки управления, а стрелками со сплошными линиями обозначены потоки данных.</text:p>
      <text:p text:style-name="P28">Система применения методов искусственного интеллекта не отправляет управляющих воздействий на стендовое окружение, а работает независимо и в фоновом режиме, получая от стендового окружения необходимые данных о входных и выходных параметрах для тестируемой системы в целом.</text:p>
      <text:p text:style-name="P28">Подсистема «Система отладки и мониторинга» направляет управляющие воздействия на блок, где работает тестируемое ПО, чтобы получать информацию о внутренних параметрах.</text:p>
      <text:p text:style-name="P28">Внутри системы подсистема анализа тестовых данных является ведущей и управляет двумя другими.</text:p>
      <text:p text:style-name="P28"><text:span text:style-name="T1">В четвёртой главе</text:span> приведены результаты, полученные путём разработанной модели в рамках процедуры отработок. Показано, что достигнутые метрики accuracy, precision (точность), recall (полнота) и F-мера позволяют с достаточной уверенностью определять наличие подозрительного поведения бортового программного обеспечения в анализируемом массиве данных результатов тестирования.</text:p>
      <text:p text:style-name="P28">Также приведены практические рекомендации по внедрению разработанного научно-методического аппарата в процедуры и средства тестирования бортового программного обеспечения.</text:p>
      <text:p text:style-name="P28"/>
      <text:p text:style-name="P29">Заключение</text:p>
      <text:p text:style-name="P28">Разработана графовая модель, описывающая программно решение, выполненное в виде комплекса плагинов. Приведено описание метода, позволяющего не только сформулировать задачу оптимизации математической модели с целевой функцией, перечнем параметром и набором ограничений на них, но и свести задачу к линейному виду, что позволяет выполнять ее решение на ряде стандартных программных решателей.</text:p>
      <text:p text:style-name="P28"/>
      <text:p text:style-name="P28"/>
      <text:p text:style-name="P34"><text:soft-page-break/>Рассмотрен способ решения задачи методами машинного обучения, в частности генетического алгоритма и нейронных сетей. Для решения задачи при помощи нейронных сетей используется метод обучения с подкреплением.</text:p>
      <text:p text:style-name="P34">Разработано программное решение, позволяющее выполнять задачи по формированию и решению описанной задачи оптимизации различными способами: при помощи программных решетелей, генетического алгоритма и нейронных сетей.</text:p>
      <text:p text:style-name="P35"/>
      <text:p text:style-name="P36">Работы, опубликованные автором по теме диссертации.</text:p>
      <text:p text:style-name="P28">В настоящее время опубликована одна статья в журнале, рецензируемом в ВАК:</text:p>
      <text:p text:style-name="P37">Судаков В.А., Шаблий А.Д. Разрешение циклических зависимостей графовой модели взаимосвязи требований к программному обеспечению // Препринты ИПМ им. М.В.Келдыша. 2024. No 31. 13 с. </text:p>
      <text:p text:style-name="P37"><text:a xlink:type="simple" xlink:href="https://doi.org/10.20948/prepr-2024-31" text:style-name="Internet_20_link" text:visited-style-name="Visited_20_Internet_20_Link">https://doi.org/10.20948/prepr-2024-31</text:a></text:p>
      <text:p text:style-name="P28"><text:a xlink:type="simple" xlink:href="https://library.keldysh.ru/preprint.asp?id=2024-31" text:style-name="Internet_20_link" text:visited-style-name="Visited_20_Internet_20_Link">https://library.keldysh.ru/preprint.asp?id=2024-31</text:a></text:p>
      <text:p text:style-name="P28"/>
      <text:p text:style-name="P28">В настоящее время ведется работа еще над двумя статьями и подготовка их публикации в ИПМ им. Келдыша и труды МАИ.</text:p>
      <text:p text:style-name="P28"><text:span text:style-name="T13"/></text:p>
      <text:p text:style-name="P28"><text:span text:style-name="T13"/></text:p>
      <text:p text:style-name="P28"><text:span text:style-name="T13"/></text:p>
      <text:p text:style-name="P38"><text:span text:style-name="T14"/></text:p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.176cm" fo:margin-bottom="0.176cm" style:contextual-spacing="false" fo:line-height="100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3:12:49.192617195</meta:creation-date>
    <meta:generator>LibreOffice/24.8.0.3$MacOSX_X86_64 LibreOffice_project/0bdf1299c94fe897b119f97f3c613e9dca6be583</meta:generator>
    <dc:date>2024-10-21T22:47:42.304009869</dc:date>
    <meta:editing-duration>PT8H39M44S</meta:editing-duration>
    <meta:editing-cycles>31</meta:editing-cycles>
    <meta:document-statistic meta:table-count="1" meta:image-count="0" meta:object-count="0" meta:page-count="10" meta:paragraph-count="106" meta:word-count="2193" meta:character-count="18095" meta:non-whitespace-character-count="16022"/>
  </office:meta>
</office:document-meta>
</file>